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u" svg:font-family="Aru"/>
    <style:font-face style:name="Arual" svg:font-family="Aru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text-properties style:font-name="TimesNewRomanPSMT" fo:font-size="11pt" style:font-size-asian="11pt"/>
    </style:style>
    <style:style style:name="P2" style:family="paragraph" style:parent-style-name="Standard">
      <style:text-properties officeooo:rsid="0014a875" officeooo:paragraph-rsid="0014a875"/>
    </style:style>
    <style:style style:name="P3" style:family="paragraph" style:parent-style-name="Standard">
      <style:paragraph-properties fo:text-align="justify" style:justify-single-word="false"/>
      <style:text-properties officeooo:rsid="0014a875" officeooo:paragraph-rsid="0017d012"/>
    </style:style>
    <style:style style:name="P4" style:family="paragraph" style:parent-style-name="Standard">
      <style:text-properties officeooo:rsid="0014a875" officeooo:paragraph-rsid="0019cc7e"/>
    </style:style>
    <style:style style:name="P5" style:family="paragraph" style:parent-style-name="Standard">
      <style:text-properties officeooo:rsid="0014a875" officeooo:paragraph-rsid="001bb381"/>
    </style:style>
    <style:style style:name="P6" style:family="paragraph" style:parent-style-name="Standard">
      <style:paragraph-properties fo:text-align="justify" style:justify-single-word="false"/>
      <style:text-properties style:font-name="Arial1" officeooo:rsid="0014a875" officeooo:paragraph-rsid="0014a875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6pt" fo:font-weight="bold" officeooo:rsid="0014a875" officeooo:paragraph-rsid="0014a875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6pt" fo:font-weight="bold" officeooo:rsid="0019cc7e" officeooo:paragraph-rsid="0019cc7e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6pt" fo:font-weight="bold" officeooo:rsid="001bb381" officeooo:paragraph-rsid="001bb381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1" fo:font-weight="bold" officeooo:rsid="0017d012" officeooo:paragraph-rsid="0017d012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1" officeooo:rsid="001bb381" officeooo:paragraph-rsid="001bb381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Arial1" officeooo:rsid="0014a875" officeooo:paragraph-rsid="0014a875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Arial1" fo:font-weight="bold" officeooo:rsid="0017d012" officeooo:paragraph-rsid="0017d012" style:font-weight-asian="bold" style:font-weight-complex="bold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Arial1" officeooo:rsid="001bb381" officeooo:paragraph-rsid="001bb381"/>
    </style:style>
    <style:style style:name="P16" style:family="paragraph" style:parent-style-name="Standard">
      <style:paragraph-properties fo:text-align="justify" style:justify-single-word="false"/>
      <style:text-properties style:font-name="Arial1" officeooo:rsid="001bb381" officeooo:paragraph-rsid="001cc376"/>
    </style:style>
    <style:style style:name="P17" style:family="paragraph" style:parent-style-name="Standard">
      <style:paragraph-properties fo:text-align="justify" style:justify-single-word="false"/>
      <style:text-properties style:font-name="Arial1" officeooo:rsid="001bb381" officeooo:paragraph-rsid="001bb381"/>
    </style:style>
    <style:style style:name="T1" style:family="text">
      <style:text-properties style:font-name="TimesNewRomanPSMT" fo:font-size="11pt" style:font-size-asian="11pt"/>
    </style:style>
    <style:style style:name="T2" style:family="text">
      <style:text-properties style:font-name="TimesNewRomanPS-BoldMT" fo:font-size="11pt" fo:font-weight="bold" style:font-size-asian="11pt" style:font-weight-asian="bold"/>
    </style:style>
    <style:style style:name="T3" style:family="text">
      <style:text-properties style:font-name="Arial1"/>
    </style:style>
    <style:style style:name="T4" style:family="text">
      <style:text-properties style:font-name="Arial1" officeooo:rsid="0017d012"/>
    </style:style>
    <style:style style:name="T5" style:family="text">
      <style:text-properties style:font-name="Arial1" fo:font-style="normal" fo:font-weight="bold" officeooo:rsid="0017d012" style:font-style-asian="normal" style:font-weight-asian="bold" style:font-style-complex="normal" style:font-weight-complex="bold"/>
    </style:style>
    <style:style style:name="T6" style:family="text">
      <style:text-properties style:font-name="Arial1" fo:font-style="normal" fo:font-weight="normal" officeooo:rsid="0017d012" style:font-style-asian="normal" style:font-weight-asian="normal" style:font-style-complex="normal" style:font-weight-complex="normal"/>
    </style:style>
    <style:style style:name="T7" style:family="text">
      <style:text-properties fo:color="#2a6099" loext:opacity="100%" style:font-name="Liberation Mono"/>
    </style:style>
    <style:style style:name="T8" style:family="text">
      <style:text-properties fo:color="#2a6099" loext:opacity="100%" style:font-name="Liberation Mono" fo:font-weight="normal" officeooo:rsid="0017d012" style:font-weight-asian="normal" style:font-weight-complex="normal"/>
    </style:style>
    <style:style style:name="T9" style:family="text">
      <style:text-properties fo:color="#2a6099" loext:opacity="100%" style:font-name="Liberation Mono" officeooo:rsid="0017d012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officeooo:rsid="0019cc7e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9cc7e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9cc7e" style:font-style-asian="normal" style:font-weight-asian="normal" style:font-style-complex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9cc7e" style:font-weight-asian="normal" style:font-weight-complex="normal"/>
    </style:style>
    <style:style style:name="T19" style:family="text">
      <style:text-properties officeooo:rsid="0019cc7e"/>
    </style:style>
    <style:style style:name="T20" style:family="text">
      <style:text-properties officeooo:rsid="001cc376"/>
    </style:style>
    <style:style style:name="T21" style:family="text">
      <style:text-properties style:font-name="Liberation Mono"/>
    </style:style>
    <style:style style:name="T22" style:family="text">
      <style:text-properties style:font-name="Liberation Mono" officeooo:rsid="001cc376"/>
    </style:style>
    <style:style style:name="T23" style:family="text">
      <style:text-properties style:font-name="Liberation Mono" officeooo:rsid="001cc376" style:font-name-asian="NSimSun" style:font-name-complex="Lucida Sans1"/>
    </style:style>
    <style:style style:name="T24" style:family="text">
      <style:text-properties style:font-name="Arial1" officeooo:rsid="001cc376"/>
    </style:style>
    <style:style style:name="T25" style:family="text">
      <style:text-properties style:font-name="Arial1" officeooo:rsid="001cc376" style:font-name-asian="Liberation Mono" style:font-name-complex="Liberation Mono"/>
    </style:style>
    <style:style style:name="T26" style:family="text">
      <style:text-properties style:font-name="Arial1" officeooo:rsid="001cc376" style:font-name-asian="NSimSun" style:font-name-complex="Lucida Sans1"/>
    </style:style>
    <style:style style:name="T27" style:family="text">
      <style:text-properties style:font-name="Arial" officeooo:rsid="001cc376" style:font-name-asian="Arial" style:font-name-complex="Ari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- Apresentação das estruturas usadas e da modelagem dos componentes da busca (estado, função sucessora, etc);</text:span><text:span text:style-name="T1"/></text:p>
      <text:p text:style-name="P12"><text:span text:style-name="T1">• Breve descrição das principais diferenças entre os algoritmos;</text:span><text:span text:style-name="T1"/></text:p>
      <text:p text:style-name="P12"><text:span text:style-name="T1">• Especificação da heurística utilizada. Ela é admissível? Por quê?;</text:span><text:span text:style-name="T1"/></text:p>
      <text:p text:style-name="P12"><text:span text:style-name="T1">• Exemplos de soluções encontradas pelos algoritmos;</text:span><text:span text:style-name="T1"/></text:p>
      <text:p text:style-name="P12"><text:span text:style-name="T1">• Análise quantitativa comparando os algoritmos com relação ao número de estados expandidos e tempo de</text:span><text:span text:style-name="T1"/></text:p>
      <text:p text:style-name="P12"><text:span text:style-name="T1">execução para diferentes tamanhos de entrada (por exemplo, vetores de tamanho 5, 10, 15 e 20). </text:span><text:span text:style-name="T2">Apresente</text:span><text:span text:style-name="T2"/></text:p>
      <text:p text:style-name="P12"><text:span text:style-name="T2">tabelas e/ou gráficos comparativos</text:span><text:span text:style-name="T1">;</text:span><text:span text:style-name="T1"/></text:p>
      <text:p text:style-name="P1">• Discussão dos resultados obtidos.</text:p>
      <text:p text:style-name="Standard"/>
      <text:p text:style-name="Standard"/>
      <text:p text:style-name="P12"><text:span text:style-name="T1">Documentação contendo uma </text:span><text:span text:style-name="T2">descrição sucinta </text:span><text:span text:style-name="T1">das estruturas de dados, heurísticas e algoritmos empregados</text:span><text:span text:style-name="T1"/></text:p>
      <text:p text:style-name="Standard"><text:span text:style-name="T1">para modelar e resolver o problema, como também uma </text:span><text:span text:style-name="T2">discussão dos resultados obtidos</text:span><text:span text:style-name="T1">.</text:span></text:p>
      <text:p text:style-name="Standard"/>
      <text:p text:style-name="P7">Introdução</text:p>
      <text:p text:style-name="P6"/>
      <text:p text:style-name="P6">O trabalho proposto envolve a aplicação de algoritmos de busca de espaço de estados para encontrar a versão ordenada de um vetor dado como entrada. Basicamente, partimos do vetor de entrada, explorando os vetores filhos (vetores que podem ser gerados a partir do original após uma troca de elementos), o que acaba por gerar um espaço de estados, no qual navegaremos a partir de diferentes algoritmos, até encontrar a solução desejada (o vetor ordenado).</text:p>
      <text:p text:style-name="P6">Esse trabalho está organizado da seguinte forma: a seção 2 apresentará as estruturas de dados implementadas e a modelagem dos componentes auxiliares da busca, a seção 3 tratará das diferenças entre os algoritmos implementados, a seção 4 especificará a heurística utilizada, a seção 5 mostrará exemplos de soluções encontradas pelos algoritmos e uma análise comparativa entre a performance dos mesmos, e a seção 6 concluirá o relatório com uma discussão dos resultados obtidos.</text:p>
      <text:p text:style-name="P6"/>
      <text:p text:style-name="P7">Estruturas de dados e componentes da busca</text:p>
      <text:p text:style-name="P2"/>
      <text:p text:style-name="P3"><text:span text:style-name="T3">Para expressar os estados presentes no nosso problema, sobre os quais são efetuadas as buscas, foram implementadas algumas estruturas de dados para representar os nós de busca. </text:span><text:span text:style-name="T4">Pelo caráter distinto dos algoritmos implementados e dos dados que eles precisam, cada um deles usa uma estrutura diferente especializada apenas para esse algoritmo. Essas estruturas (</text:span><text:span text:style-name="T8">NodeBFS</text:span><text:span text:style-name="T4">, </text:span><text:span text:style-name="T9">NodeDijkstra</text:span><text:span text:style-name="T4">, </text:span><text:span text:style-name="T9">NodeIDS</text:span><text:span text:style-name="T4">, </text:span><text:span text:style-name="T9">NodeGreedy</text:span><text:span text:style-name="T4">, </text:span><text:span text:style-name="T9">NodeAStar</text:span><text:span text:style-name="T4">) são implementadas como classes, porém todas possuem alguns atributos em comum. </text:span></text:p>
      <text:p text:style-name="P3"><text:span text:style-name="T4">Como </text:span><text:span text:style-name="T9">NodeAStar</text:span><text:span text:style-name="T4"> é a estrutura mais qualificada e completa, prestaremos atenção especial a ela. </text:span><text:span text:style-name="T3">Ela é implementada como uma classe com um método de inicialização, o qual declara </text:span><text:span text:style-name="T4">7</text:span><text:span text:style-name="T3"> atributos e recebe 4 parâmetros, </text:span><text:span text:style-name="T4">e</text:span><text:span text:style-name="T3"> </text:span><text:span text:style-name="T4">um método auxiliar </text:span><text:span text:style-name="T5">invalid_node</text:span><text:span text:style-name="T6">, que</text:span><text:span text:style-name="T4"> invalida a exploração de um nó</text:span><text:span text:style-name="T3">. Os atributos do objeto são:</text:span></text:p>
      <text:p text:style-name="P3"/>
      <text:list text:style-name="L1">
        <text:list-item>
          <text:p text:style-name="P13"><text:span text:style-name="T16">array</text:span>: array numpy que guarda o vetor em questão (recebe valor do parâmetro <text:span text:style-name="T10">array</text:span><text:span text:style-name="T12">)</text:span>;</text:p>
        </text:list-item>
        <text:list-item>
          <text:p text:style-name="P13"><text:span text:style-name="T16">str_rep</text:span>: representação em forma de string do array, gerado pela função auxiliar <text:span text:style-name="T12">concatenate_array, útil</text:span> para fazer busca nos conjuntos de nós explorados e nós da fronteira;</text:p>
        </text:list-item>
        <text:list-item>
          <text:p text:style-name="P13"><text:span text:style-name="T16">real_cost</text:span>: custo real de caminhada até o nó em questão (recebe valor do parâmetro <text:span text:style-name="T10">step_cost</text:span><text:span text:style-name="T12">)</text:span>;</text:p>
        </text:list-item>
        <text:list-item>
          <text:p text:style-name="P13"><text:soft-page-break/><text:span text:style-name="T16">heuristic</text:span>: custo estimado pela heurística (recebe valor do parâmetro <text:span text:style-name="T10">heuristic_cost</text:span>, ausente em <text:span text:style-name="T7">Node</text:span>);</text:p>
        </text:list-item>
        <text:list-item>
          <text:p text:style-name="P13"><text:span text:style-name="T16">parent</text:span>: nó que gerou esse nó, utilizado para gerar o caminho entre o nó raiz e o nó final, com o vetor ordenado (recebe valor do parâmetro <text:span text:style-name="T10">parent</text:span><text:span text:style-name="T12">)</text:span>;</text:p>
        </text:list-item>
        <text:list-item>
          <text:p text:style-name="P13"><text:span text:style-name="T16">total_cost</text:span>: soma do custo real e do custo da heurística, usado pelo algoritmo A* para escolher o próximo nó a ser explorado (ausente em <text:span text:style-name="T7">Node</text:span>);</text:p>
        </text:list-item>
        <text:list-item>
          <text:p text:style-name="P14">valid<text:span text:style-name="T17">: inteiro que representa se um nó deve ser explorado ou não (recebe 1 em sua inicialização, porém recebe 0, pela função </text:span><text:span text:style-name="T12">invalid_node</text:span><text:span text:style-name="T14">, se</text:span><text:span text:style-name="T17"> foi encontrado um nó que representa o mesmo vetor porém com menor custo, é um atributo que ajuda a otimizar número de nós explorados).</text:span></text:p>
        </text:list-item>
      </text:list>
      <text:p text:style-name="P10"/>
      <text:p text:style-name="P10"><text:span text:style-name="T17">A</text:span><text:span text:style-name="T18">lém dessas estruturas implementadas, temos a função </text:span><text:span text:style-name="T19">concatenate_array(array, sep)</text:span><text:span text:style-name="T18">,</text:span><text:span text:style-name="T19"> </text:span><text:span text:style-name="T18">que gera uma representação </text:span><text:span text:style-name="T11">hashable</text:span><text:span text:style-name="T15"> de um vetor (para fazer a busca nos dicionários e lista na execução dos algoritmos). Temos a função </text:span><text:span text:style-name="T13">get_path(node)</text:span><text:span text:style-name="T15">, que parte do nó final encontrado na busca e gera o caminho percorrido do vetor inicial até a solução, imprimindo o caminho ao final. Por último, temos a função </text:span><text:span text:style-name="T13">explore_node(node)</text:span><text:span text:style-name="T15">,</text:span><text:span text:style-name="T13"> </text:span><text:span text:style-name="T15">que implementa a exploração dos vetores filhos a partir de um nó inicial passado como parâmetro. Essa função retorna uma lista de filhos válidos de um nó, de acordo com o critério detalhado no fórum de Avisos de apenas explorar um vetor se a troca que o gera é vantajosa e aproxima o vetor da solução desejada.</text:span></text:p>
      <text:p text:style-name="P3"/>
      <text:p text:style-name="P8">Principais diferenças entre os algoritmos</text:p>
      <text:p text:style-name="P4"/>
      <text:p text:style-name="P11">Como abordado em aula, temos que os algoritmos BFS, UCS e IDS são busca sem informação, enquanto a busca gulosa e o A* são buscas com informação. Todos os algoritmos acima são completos, ou seja, eles encontram a solução se ela existir. Os algoritmos implementados diferem em alguns quesitos bastante pontuais, como por exemplo a ordem de exploração dos nós:</text:p>
      <text:list text:style-name="L2">
        <text:list-item>
          <text:p text:style-name="P15">O BFS explora o nó que está mais tempo na fila, o que torna possível a exploração por camadas do grafo: isso garante que ele encontre a solução mais rasa existente, porém com custo exponencial de tempo e espaço.</text:p>
        </text:list-item>
        <text:list-item>
          <text:p text:style-name="P15">O UCS explora o nó com menor custo do caminho percorrido, garantindo a optimalidade da solução.</text:p>
        </text:list-item>
        <text:list-item>
          <text:p text:style-name="P15">O IDS faz repetidas buscas por profundidade limitada, aumentando o limite a cada iteração, o que garante que ele encontre a solução mais rasa existente (como no BFS), porém sem gastar espaço exponencial com o armazenamento dos nós explorados. O tempo continua exponencial.</text:p>
        </text:list-item>
        <text:list-item>
          <text:p text:style-name="P15">A busca gulosa explora sempre o nó com menor heurística, chegando a uma solução sub-ótima de maneira bem rápida, que é a vantagem desse algoritmo.</text:p>
        </text:list-item>
        <text:list-item>
          <text:p text:style-name="P15">O A* também garante solução ótima, por explorar os nós com menos função de avaliação. Assim como o UCS, ele atualiza um nó que já esteja na fronteira, caso ele encontre um nó que represente o mesmo vetor porém com custo menor.</text:p>
        </text:list-item>
      </text:list>
      <text:p text:style-name="P11"/>
      <text:p text:style-name="P9">Especificação da heurística</text:p>
      <text:p text:style-name="P5"/>
      <text:p text:style-name="P11">A heurística implementada basicamente faz a contagem de quantas posições do vetor se encontram fora do lugar. Por exemplo, um vetor [1, 3, 5, 4, 2] tem heurística = <text:span text:style-name="T21">3</text:span>, pois apenas o 1 e o 4 estão em seus devidos lugares. <text:span text:style-name="T20">Podemos até enxergar a heurística como sendo como que um limite inferior para a solução de uma versão relaxada do problema: se qualquer troca tivesse custo 2, a heurística seria ainda menor que o custo real da solução dessa nova versão do problema.</text:span></text:p>
      <text:p text:style-name="P16"><text:soft-page-break/><text:span text:style-name="T20">A</text:span> heurística <text:span text:style-name="T20">proposta </text:span>é admissível, visto <text:span text:style-name="T20">que temos, no pior caso, um vetor completamente desordenado (em que todas as posições estão incorretas), com heurística = </text:span><text:span text:style-name="T22">n</text:span><text:span text:style-name="T20">. Para ordenar esse vetor, precisaríamos de, no mínimo, </text:span><text:span text:style-name="T22">ceil(n/2)</text:span><text:span text:style-name="T24"> trocas. O custo mínimo que essas trocas podem representar é de </text:span><text:span text:style-name="T22">2*ceil(n/2)</text:span><text:span text:style-name="T24">, que definitivamente é </text:span><text:span text:style-name="T25">≥</text:span><text:span text:style-name="T26"> a </text:span><text:span text:style-name="T23">n</text:span><text:span text:style-name="T26">. Assim, a heurística é sim admissível, pois o custo que ela representa será sempre </text:span><text:span text:style-name="T27">≤</text:span><text:span text:style-name="T26"> ao custo real do caminho até a solução.</text:span></text:p>
      <text:p text:style-name="P11"/>
      <text:p text:style-name="P9">Exemplos de soluções encontradas</text:p>
      <text:p text:style-name="P5"/>
      <text:p text:style-name="P11">Para exemplificar e comparar soluções encontradas pelos diferentes algoritmos, rodaremos todos eles <text:span text:style-name="T20">nos baseando em uma só entrada: o vetor [5, 3, 7, 2, 1, 4, 6]. Para cada algoritmo, repetiremos a execução 5 vezes, de forma a obter uma média do tempo gasto. Obviamente as execuções de um mesmo algoritmo retornarão a mesma solução, pois todos eles são determinísticos. Na próxima seção, exploraremos as execuções de forma mais analítica.</text:span></text:p>
      <text:p text:style-name="P11"/>
      <text:p text:style-name="P11"/>
      <text:p text:style-name="P9">Análise quantitativa e discussão dos resultados</text:p>
      <text:p text:style-name="P5"/>
      <text:p text:style-name="P11">A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u" svg:font-family="Aru"/>
    <style:font-face style:name="Arual" svg:font-family="Aru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4T15:16:31.790000000</meta:creation-date>
    <dc:date>2023-05-11T17:00:08.383000000</dc:date>
    <meta:editing-duration>PT7H13M24S</meta:editing-duration>
    <meta:editing-cycles>6</meta:editing-cycles>
    <meta:generator>LibreOffice/7.5.1.2$Windows_X86_64 LibreOffice_project/fcbaee479e84c6cd81291587d2ee68cba099e129</meta:generator>
    <meta:document-statistic meta:table-count="0" meta:image-count="0" meta:object-count="0" meta:page-count="3" meta:paragraph-count="38" meta:word-count="1161" meta:character-count="7119" meta:non-whitespace-character-count="6006"/>
  </office:meta>
</office:document-meta>
</file>